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5"/>
    <style:style style:name="ce2" style:family="table-cell" style:parent-style-name="Default" style:data-style-name="N6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219.51mm" svg:y="4.56mm">
            <loext:p draw:notify-on-update-of-ranges="Foglio1.B1:Foglio1.B21 Foglio1.C1:Foglio1.C21 Foglio1.B1:Foglio1.B21 Foglio1.D1:Foglio1.D21 Foglio1.B1:Foglio1.B21 Foglio1.E1:Foglio1.E21 Foglio1.B1:Foglio1.B21 Foglio1.F1:Foglio1.F21 Foglio1.B1:Foglio1.B21 Foglio1.G1:Foglio1.G21 Foglio1.B1:Foglio1.B21 Foglio1.H1:Foglio1.H21 Foglio1.B1:Foglio1.B21 Foglio1.I1:Foglio1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2211" calcext:value-type="float">
            <text:p>0,2211</text:p>
          </table:table-cell>
          <table:table-cell table:style-name="Default" office:value-type="float" office:value="0.2065" calcext:value-type="float">
            <text:p>0,2065</text:p>
          </table:table-cell>
          <table:table-cell table:style-name="Default" office:value-type="float" office:value="0.1954" calcext:value-type="float">
            <text:p>0,1954</text:p>
          </table:table-cell>
          <table:table-cell office:value-type="float" office:value="0.1846" calcext:value-type="float">
            <text:p>0,1846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34" calcext:value-type="float">
            <text:p>0,1734</text:p>
          </table:table-cell>
          <table:table-cell office:value-type="float" office:value="0.1793" calcext:value-type="float">
            <text:p>0,17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1958" calcext:value-type="float">
            <text:p>0,1958</text:p>
          </table:table-cell>
          <table:table-cell table:style-name="Default" office:value-type="float" office:value="0.1868" calcext:value-type="float">
            <text:p>0,1868</text:p>
          </table:table-cell>
          <table:table-cell table:style-name="Default" office:value-type="float" office:value="0.1814" calcext:value-type="float">
            <text:p>0,18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557" calcext:value-type="float">
            <text:p>0,1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1423" calcext:value-type="float">
            <text:p>0,1423</text:p>
          </table:table-cell>
          <table:table-cell table:style-name="Default" office:value-type="float" office:value="0.1371" calcext:value-type="float">
            <text:p>0,1371</text:p>
          </table:table-cell>
          <table:table-cell table:style-name="Default" office:value-type="float" office:value="0.1349" calcext:value-type="float">
            <text:p>0,1349</text:p>
          </table:table-cell>
          <table:table-cell office:value-type="float" office:value="0.1336" calcext:value-type="float">
            <text:p>0,1336</text:p>
          </table:table-cell>
          <table:table-cell office:value-type="float" office:value="0.1331" calcext:value-type="float">
            <text:p>0,1331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48" calcext:value-type="float">
            <text:p>0,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.0868" calcext:value-type="float">
            <text:p>0,0868</text:p>
          </table:table-cell>
          <table:table-cell table:style-name="ce2" office:value-type="float" office:value="0.08497" calcext:value-type="float">
            <text:p>8,50E-02</text:p>
          </table:table-cell>
          <table:table-cell table:style-name="ce2" office:value-type="float" office:value="0.08513" calcext:value-type="float">
            <text:p>8,51E-02</text:p>
          </table:table-cell>
          <table:table-cell table:style-name="ce2" office:value-type="float" office:value="0.08591" calcext:value-type="float">
            <text:p>8,59E-02</text:p>
          </table:table-cell>
          <table:table-cell table:style-name="ce2" office:value-type="float" office:value="0.08759" calcext:value-type="float">
            <text:p>8,76E-02</text:p>
          </table:table-cell>
          <table:table-cell table:style-name="ce2" office:value-type="float" office:value="0.08155" calcext:value-type="float">
            <text:p>8,16E-02</text:p>
          </table:table-cell>
          <table:table-cell office:value-type="float" office:value="0.07841" calcext:value-type="float">
            <text:p>0,0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4166" calcext:value-type="float">
            <text:p>0,0417</text:p>
          </table:table-cell>
          <table:table-cell table:style-name="ce2" office:value-type="float" office:value="0.04073" calcext:value-type="float">
            <text:p>4,07E-02</text:p>
          </table:table-cell>
          <table:table-cell table:style-name="ce2" office:value-type="float" office:value="0.04084" calcext:value-type="float">
            <text:p>4,08E-02</text:p>
          </table:table-cell>
          <table:table-cell table:style-name="ce2" office:value-type="float" office:value="0.0412" calcext:value-type="float">
            <text:p>4,12E-02</text:p>
          </table:table-cell>
          <table:table-cell table:style-name="ce2" office:value-type="float" office:value="0.04203" calcext:value-type="float">
            <text:p>4,20E-02</text:p>
          </table:table-cell>
          <table:table-cell table:style-name="ce2" office:value-type="float" office:value="0.03947" calcext:value-type="float">
            <text:p>3,95E-02</text:p>
          </table:table-cell>
          <table:table-cell office:value-type="float" office:value="0.03871" calcext:value-type="float">
            <text:p>0,0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01959" calcext:value-type="float">
            <text:p>0,0196</text:p>
          </table:table-cell>
          <table:table-cell table:style-name="ce2" office:value-type="float" office:value="0.01892" calcext:value-type="float">
            <text:p>1,89E-02</text:p>
          </table:table-cell>
          <table:table-cell table:style-name="ce2" office:value-type="float" office:value="0.01885" calcext:value-type="float">
            <text:p>1,89E-02</text:p>
          </table:table-cell>
          <table:table-cell table:style-name="ce2" office:value-type="float" office:value="0.01879" calcext:value-type="float">
            <text:p>1,88E-02</text:p>
          </table:table-cell>
          <table:table-cell table:number-columns-repeated="2" table:style-name="ce2" office:value-type="float" office:value="0.01902" calcext:value-type="float">
            <text:p>1,90E-02</text:p>
          </table:table-cell>
          <table:table-cell office:value-type="float" office:value="0.01958" calcext:value-type="float">
            <text:p>0,0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01616" calcext:value-type="float">
            <text:p>0,0162</text:p>
          </table:table-cell>
          <table:table-cell table:style-name="ce2" office:value-type="float" office:value="0.01552" calcext:value-type="float">
            <text:p>1,55E-02</text:p>
          </table:table-cell>
          <table:table-cell table:style-name="ce2" office:value-type="float" office:value="0.01541" calcext:value-type="float">
            <text:p>1,54E-02</text:p>
          </table:table-cell>
          <table:table-cell table:style-name="ce2" office:value-type="float" office:value="0.01526" calcext:value-type="float">
            <text:p>1,53E-02</text:p>
          </table:table-cell>
          <table:table-cell table:style-name="ce2" office:value-type="float" office:value="0.01537" calcext:value-type="float">
            <text:p>1,54E-02</text:p>
          </table:table-cell>
          <table:table-cell table:style-name="ce2" office:value-type="float" office:value="0.01576" calcext:value-type="float">
            <text:p>1,58E-02</text:p>
          </table:table-cell>
          <table:table-cell office:value-type="float" office:value="0.01611" calcext:value-type="float">
            <text:p>0,0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64" calcext:value-type="float">
            <text:p>0,0176</text:p>
          </table:table-cell>
          <table:table-cell table:style-name="ce2" office:value-type="float" office:value="0.01699" calcext:value-type="float">
            <text:p>1,70E-02</text:p>
          </table:table-cell>
          <table:table-cell table:style-name="ce2" office:value-type="float" office:value="0.01691" calcext:value-type="float">
            <text:p>1,69E-02</text:p>
          </table:table-cell>
          <table:table-cell table:style-name="ce2" office:value-type="float" office:value="0.0168" calcext:value-type="float">
            <text:p>1,68E-02</text:p>
          </table:table-cell>
          <table:table-cell table:style-name="ce2" office:value-type="float" office:value="0.01695" calcext:value-type="float">
            <text:p>1,70E-02</text:p>
          </table:table-cell>
          <table:table-cell table:style-name="ce2" office:value-type="float" office:value="0.01698" calcext:value-type="float">
            <text:p>1,70E-02</text:p>
          </table:table-cell>
          <table:table-cell office:value-type="float" office:value="0.01669" calcext:value-type="float">
            <text:p>0,0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24" calcext:value-type="float">
            <text:p>0,0224</text:p>
          </table:table-cell>
          <table:table-cell table:style-name="ce2" office:value-type="float" office:value="0.0217" calcext:value-type="float">
            <text:p>2,17E-02</text:p>
          </table:table-cell>
          <table:table-cell table:style-name="ce2" office:value-type="float" office:value="0.02169" calcext:value-type="float">
            <text:p>2,17E-02</text:p>
          </table:table-cell>
          <table:table-cell table:style-name="ce2" office:value-type="float" office:value="0.02166" calcext:value-type="float">
            <text:p>2,17E-02</text:p>
          </table:table-cell>
          <table:table-cell table:style-name="ce2" office:value-type="float" office:value="0.02196" calcext:value-type="float">
            <text:p>2,20E-02</text:p>
          </table:table-cell>
          <table:table-cell table:style-name="ce2" office:value-type="float" office:value="0.02114" calcext:value-type="float">
            <text:p>2,11E-02</text:p>
          </table:table-cell>
          <table:table-cell office:value-type="float" office:value="0.01957" calcext:value-type="float">
            <text:p>0,0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612" calcext:value-type="float">
            <text:p>0,0361</text:p>
          </table:table-cell>
          <table:table-cell table:style-name="ce2" office:value-type="float" office:value="0.03523" calcext:value-type="float">
            <text:p>3,52E-02</text:p>
          </table:table-cell>
          <table:table-cell table:style-name="ce2" office:value-type="float" office:value="0.03533" calcext:value-type="float">
            <text:p>3,53E-02</text:p>
          </table:table-cell>
          <table:table-cell table:style-name="ce2" office:value-type="float" office:value="0.03549" calcext:value-type="float">
            <text:p>3,55E-02</text:p>
          </table:table-cell>
          <table:table-cell table:style-name="ce2" office:value-type="float" office:value="0.03612" calcext:value-type="float">
            <text:p>3,61E-02</text:p>
          </table:table-cell>
          <table:table-cell table:style-name="ce2" office:value-type="float" office:value="0.03347" calcext:value-type="float">
            <text:p>3,35E-02</text:p>
          </table:table-cell>
          <table:table-cell office:value-type="float" office:value="0.02922" calcext:value-type="float">
            <text:p>0,02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7775" calcext:value-type="float">
            <text:p>0,0778</text:p>
          </table:table-cell>
          <table:table-cell table:style-name="ce2" office:value-type="float" office:value="0.07599" calcext:value-type="float">
            <text:p>7,60E-02</text:p>
          </table:table-cell>
          <table:table-cell table:style-name="ce2" office:value-type="float" office:value="0.07614" calcext:value-type="float">
            <text:p>7,61E-02</text:p>
          </table:table-cell>
          <table:table-cell table:style-name="ce2" office:value-type="float" office:value="0.07653" calcext:value-type="float">
            <text:p>7,65E-02</text:p>
          </table:table-cell>
          <table:table-cell table:style-name="ce2" office:value-type="float" office:value="0.07793" calcext:value-type="float">
            <text:p>7,79E-02</text:p>
          </table:table-cell>
          <table:table-cell table:style-name="ce2" office:value-type="float" office:value="0.07158" calcext:value-type="float">
            <text:p>7,16E-02</text:p>
          </table:table-cell>
          <table:table-cell office:value-type="float" office:value="0.0614" calcext:value-type="float">
            <text:p>0,0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01" calcext:value-type="float">
            <text:p>0,1301</text:p>
          </table:table-cell>
          <table:table-cell table:style-name="Default" office:value-type="float" office:value="0.1249" calcext:value-type="float">
            <text:p>0,1249</text:p>
          </table:table-cell>
          <table:table-cell table:style-name="Default" office:value-type="float" office:value="0.1227" calcext:value-type="float">
            <text:p>0,1227</text:p>
          </table:table-cell>
          <table:table-cell office:value-type="float" office:value="0.1209" calcext:value-type="float">
            <text:p>0,1209</text:p>
          </table:table-cell>
          <table:table-cell office:value-type="float" office:value="0.12" calcext:value-type="float">
            <text:p>0,12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1149" calcext:value-type="float">
            <text:p>0,1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82" calcext:value-type="float">
            <text:p>0,1682</text:p>
          </table:table-cell>
          <table:table-cell table:style-name="Default" office:value-type="float" office:value="0.158" calcext:value-type="float">
            <text:p>0,158</text:p>
          </table:table-cell>
          <table:table-cell table:style-name="Default" office:value-type="float" office:value="0.151" calcext:value-type="float">
            <text:p>0,151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1392" calcext:value-type="float">
            <text:p>0,1392</text:p>
          </table:table-cell>
          <table:table-cell office:value-type="float" office:value="0.147" calcext:value-type="float">
            <text:p>0,14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799" calcext:value-type="float">
            <text:p>0,1799</text:p>
          </table:table-cell>
          <table:table-cell table:style-name="Default" office:value-type="float" office:value="0.1702" calcext:value-type="float">
            <text:p>0,1702</text:p>
          </table:table-cell>
          <table:table-cell table:style-name="Default" office:value-type="float" office:value="0.1593" calcext:value-type="float">
            <text:p>0,1593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1441" calcext:value-type="float">
            <text:p>0,1441</text:p>
          </table:table-cell>
          <table:table-cell office:value-type="float" office:value="0.1533" calcext:value-type="float">
            <text:p>0,1533</text:p>
          </table:table-cell>
          <table:table-cell office:value-type="float" office:value="0.143" calcext:value-type="float">
            <text:p>0,14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57" calcext:value-type="float">
            <text:p>0,1457</text:p>
          </table:table-cell>
          <table:table-cell table:style-name="Default" office:value-type="float" office:value="0.1397" calcext:value-type="float">
            <text:p>0,1397</text:p>
          </table:table-cell>
          <table:table-cell table:style-name="Default" office:value-type="float" office:value="0.139" calcext:value-type="float">
            <text:p>0,139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1515" calcext:value-type="float">
            <text:p>0,1515</text:p>
          </table:table-cell>
          <table:table-cell office:value-type="float" office:value="0.1759" calcext:value-type="float">
            <text:p>0,1759</text:p>
          </table:table-cell>
          <table:table-cell office:value-type="float" office:value="0.1784" calcext:value-type="float">
            <text:p>0,1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155" calcext:value-type="float">
            <text:p>0,1155</text:p>
          </table:table-cell>
          <table:table-cell table:style-name="Default" office:value-type="float" office:value="0.1179" calcext:value-type="float">
            <text:p>0,1179</text:p>
          </table:table-cell>
          <table:table-cell table:style-name="Default" office:value-type="float" office:value="0.1244" calcext:value-type="float">
            <text:p>0,1244</text:p>
          </table:table-cell>
          <table:table-cell office:value-type="float" office:value="0.1362" calcext:value-type="float">
            <text:p>0,1362</text:p>
          </table:table-cell>
          <table:table-cell office:value-type="float" office:value="0.1512" calcext:value-type="float">
            <text:p>0,1512</text:p>
          </table:table-cell>
          <table:table-cell office:value-type="float" office:value="0.185" calcext:value-type="float">
            <text:p>0,185</text:p>
          </table:table-cell>
          <table:table-cell office:value-type="float" office:value="0.1939" calcext:value-type="float">
            <text:p>0,1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9513" calcext:value-type="float">
            <text:p>0,0951</text:p>
          </table:table-cell>
          <table:table-cell table:style-name="Default" office:value-type="float" office:value="0.1028" calcext:value-type="float">
            <text:p>0,1028</text:p>
          </table:table-cell>
          <table:table-cell table:style-name="Default" office:value-type="float" office:value="0.114" calcext:value-type="float">
            <text:p>0,114</text:p>
          </table:table-cell>
          <table:table-cell office:value-type="float" office:value="0.1283" calcext:value-type="float">
            <text:p>0,1283</text:p>
          </table:table-cell>
          <table:table-cell office:value-type="float" office:value="0.1464" calcext:value-type="float">
            <text:p>0,1464</text:p>
          </table:table-cell>
          <table:table-cell office:value-type="float" office:value="0.1892" calcext:value-type="float">
            <text:p>0,1892</text:p>
          </table:table-cell>
          <table:table-cell office:value-type="float" office:value="0.2042" calcext:value-type="float">
            <text:p>0,20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9228" calcext:value-type="float">
            <text:p>0,0923</text:p>
          </table:table-cell>
          <table:table-cell table:style-name="ce2" office:value-type="float" office:value="0.09998" calcext:value-type="float">
            <text:p>1,00E-01</text:p>
          </table:table-cell>
          <table:table-cell table:style-name="Default" office:value-type="float" office:value="0.1106" calcext:value-type="float">
            <text:p>0,1106</text:p>
          </table:table-cell>
          <table:table-cell office:value-type="float" office:value="0.1232" calcext:value-type="float">
            <text:p>0,1232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82" calcext:value-type="float">
            <text:p>0,182</text:p>
          </table:table-cell>
          <table:table-cell office:value-type="float" office:value="0.1979" calcext:value-type="float">
            <text:p>0,19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9242" calcext:value-type="float">
            <text:p>0,0924</text:p>
          </table:table-cell>
          <table:table-cell table:style-name="ce2" office:value-type="float" office:value="0.09982" calcext:value-type="float">
            <text:p>9,98E-02</text:p>
          </table:table-cell>
          <table:table-cell table:style-name="Default" office:value-type="float" office:value="0.1104" calcext:value-type="float">
            <text:p>0,110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39" calcext:value-type="float">
            <text:p>0,13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1866" calcext:value-type="float">
            <text:p>0,18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9875" calcext:value-type="float">
            <text:p>0,0988</text:p>
          </table:table-cell>
          <table:table-cell table:style-name="Default" office:value-type="float" office:value="0.1047" calcext:value-type="float">
            <text:p>0,1047</text:p>
          </table:table-cell>
          <table:table-cell table:style-name="Default" office:value-type="float" office:value="0.1134" calcext:value-type="float">
            <text:p>0,1134</text:p>
          </table:table-cell>
          <table:table-cell office:value-type="float" office:value="0.124" calcext:value-type="float">
            <text:p>0,124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78" calcext:value-type="float">
            <text:p>0,17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table:style-name="Default" office:value-type="float" office:value="0.2" calcext:value-type="float">
            <text:p>0,2</text:p>
          </table:table-cell>
          <table:table-cell table:style-name="Default" table:number-columns-repeated="2"/>
          <table:table-cell table:number-columns-repeated="3"/>
          <table:table-cell table:style-name="Default" office:value-type="float" office:value="0.9" calcext:value-type="float">
            <text:p>0,9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2436" calcext:value-type="float">
            <text:p>0,2436</text:p>
          </table:table-cell>
          <table:table-cell table:formula="of:=[.C24]-[.C2]" office:value-type="float" office:value="0.0225" calcext:value-type="float">
            <text:p>0,0225</text:p>
          </table:table-cell>
          <table:table-cell table:formula="of:=[.D24]/[.C24]" office:value-type="percentage" office:value="0.0923645320197044" calcext:value-type="percentage">
            <text:p>9,24%</text:p>
          </table:table-cell>
          <table:table-cell table:number-columns-repeated="3"/>
          <table:table-cell table:style-name="Default" office:value-type="float" office:value="0.182" calcext:value-type="float">
            <text:p>0,182</text:p>
          </table:table-cell>
          <table:table-cell table:style-name="ce1" table:formula="of:=[.I24]-[.I2]" office:value-type="float" office:value="0.00269999999999998" calcext:value-type="float">
            <text:p>0,0027</text:p>
          </table:table-cell>
          <table:table-cell table:style-name="ce3" table:formula="of:=[.J24]/[.I24]" office:value-type="percentage" office:value="0.0148351648351647" calcext:value-type="percentage">
            <text:p>1,48%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2162" calcext:value-type="float">
            <text:p>0,2162</text:p>
          </table:table-cell>
          <table:table-cell table:formula="of:=[.C25]-[.C3]" office:value-type="float" office:value="0.0204" calcext:value-type="float">
            <text:p>0,0204</text:p>
          </table:table-cell>
          <table:table-cell table:formula="of:=[.D25]/[.C25]" office:value-type="percentage" office:value="0.0943570767807586" calcext:value-type="percentage">
            <text:p>9,44%</text:p>
          </table:table-cell>
          <table:table-cell table:number-columns-repeated="3"/>
          <table:table-cell table:style-name="Default" office:value-type="float" office:value="0.158" calcext:value-type="float">
            <text:p>0,158</text:p>
          </table:table-cell>
          <table:table-cell table:style-name="ce1" table:formula="of:=[.I25]-[.I3]" office:value-type="float" office:value="0.0023" calcext:value-type="float">
            <text:p>0,0023</text:p>
          </table:table-cell>
          <table:table-cell table:style-name="ce3" table:formula="of:=[.J25]/[.I25]" office:value-type="percentage" office:value="0.0145569620253164" calcext:value-type="percentage">
            <text:p>1,46%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1581" calcext:value-type="float">
            <text:p>0,1581</text:p>
          </table:table-cell>
          <table:table-cell table:formula="of:=[.C26]-[.C4]" office:value-type="float" office:value="0.0158" calcext:value-type="float">
            <text:p>0,0158</text:p>
          </table:table-cell>
          <table:table-cell table:formula="of:=[.D26]/[.C26]" office:value-type="percentage" office:value="0.0999367488931057" calcext:value-type="percentage">
            <text:p>9,99%</text:p>
          </table:table-cell>
          <table:table-cell table:number-columns-repeated="3"/>
          <table:table-cell table:style-name="Default" office:value-type="float" office:value="0.1364" calcext:value-type="float">
            <text:p>0,1364</text:p>
          </table:table-cell>
          <table:table-cell table:style-name="ce1" table:formula="of:=[.I26]-[.I4]" office:value-type="float" office:value="0.00159999999999999" calcext:value-type="float">
            <text:p>0,0016</text:p>
          </table:table-cell>
          <table:table-cell table:style-name="ce3" table:formula="of:=[.J26]/[.I26]" office:value-type="percentage" office:value="0.0117302052785923" calcext:value-type="percentage">
            <text:p>1,17%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.0974" calcext:value-type="float">
            <text:p>0,0974</text:p>
          </table:table-cell>
          <table:table-cell table:formula="of:=[.C27]-[.C5]" office:value-type="float" office:value="0.0106" calcext:value-type="float">
            <text:p>0,0106</text:p>
          </table:table-cell>
          <table:table-cell table:formula="of:=[.D27]/[.C27]" office:value-type="percentage" office:value="0.108829568788501" calcext:value-type="percentage">
            <text:p>10,88%</text:p>
          </table:table-cell>
          <table:table-cell table:number-columns-repeated="3"/>
          <table:table-cell table:style-name="ce2" office:value-type="float" office:value="0.07975" calcext:value-type="float">
            <text:p>7,98E-02</text:p>
          </table:table-cell>
          <table:table-cell table:style-name="ce1" table:formula="of:=[.I27]-[.I5]" office:value-type="float" office:value="0.00133999999999999" calcext:value-type="float">
            <text:p>0,0013</text:p>
          </table:table-cell>
          <table:table-cell table:style-name="ce3" table:formula="of:=[.J27]/[.I27]" office:value-type="percentage" office:value="0.0168025078369905" calcext:value-type="percentage">
            <text:p>1,68%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4792" calcext:value-type="float">
            <text:p>0,0479</text:p>
          </table:table-cell>
          <table:table-cell table:formula="of:=[.C28]-[.C6]" office:value-type="float" office:value="0.00626" calcext:value-type="float">
            <text:p>0,0063</text:p>
          </table:table-cell>
          <table:table-cell table:formula="of:=[.D28]/[.C28]" office:value-type="percentage" office:value="0.130634390651085" calcext:value-type="percentage">
            <text:p>13,06%</text:p>
          </table:table-cell>
          <table:table-cell table:number-columns-repeated="3"/>
          <table:table-cell table:style-name="ce2" office:value-type="float" office:value="0.03986" calcext:value-type="float">
            <text:p>3,99E-02</text:p>
          </table:table-cell>
          <table:table-cell table:style-name="ce1" table:formula="of:=[.I28]-[.I6]" office:value-type="float" office:value="0.00115000000000001" calcext:value-type="float">
            <text:p>0,0012</text:p>
          </table:table-cell>
          <table:table-cell table:style-name="ce3" table:formula="of:=[.J28]/[.I28]" office:value-type="percentage" office:value="0.0288509784244858" calcext:value-type="percentage">
            <text:p>2,89%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02379" calcext:value-type="float">
            <text:p>0,0238</text:p>
          </table:table-cell>
          <table:table-cell table:formula="of:=[.C29]-[.C7]" office:value-type="float" office:value="0.0042" calcext:value-type="float">
            <text:p>0,0042</text:p>
          </table:table-cell>
          <table:table-cell table:formula="of:=[.D29]/[.C29]" office:value-type="percentage" office:value="0.176544766708701" calcext:value-type="percentage">
            <text:p>17,65%</text:p>
          </table:table-cell>
          <table:table-cell table:number-columns-repeated="3"/>
          <table:table-cell table:style-name="ce2" office:value-type="float" office:value="0.0206" calcext:value-type="float">
            <text:p>2,06E-02</text:p>
          </table:table-cell>
          <table:table-cell table:style-name="ce1" table:formula="of:=[.I29]-[.I7]" office:value-type="float" office:value="0.00102" calcext:value-type="float">
            <text:p>0,0010</text:p>
          </table:table-cell>
          <table:table-cell table:style-name="ce3" table:formula="of:=[.J29]/[.I29]" office:value-type="percentage" office:value="0.0495145631067963" calcext:value-type="percentage">
            <text:p>4,95%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02007" calcext:value-type="float">
            <text:p>0,0201</text:p>
          </table:table-cell>
          <table:table-cell table:formula="of:=[.C30]-[.C8]" office:value-type="float" office:value="0.00391" calcext:value-type="float">
            <text:p>0,0039</text:p>
          </table:table-cell>
          <table:table-cell table:formula="of:=[.D30]/[.C30]" office:value-type="percentage" office:value="0.194818136522172" calcext:value-type="percentage">
            <text:p>19,48%</text:p>
          </table:table-cell>
          <table:table-cell table:number-columns-repeated="3"/>
          <table:table-cell table:style-name="ce2" office:value-type="float" office:value="0.01709" calcext:value-type="float">
            <text:p>1,71E-02</text:p>
          </table:table-cell>
          <table:table-cell table:style-name="ce1" table:formula="of:=[.I30]-[.I8]" office:value-type="float" office:value="0.000979999999999998" calcext:value-type="float">
            <text:p>0,0010</text:p>
          </table:table-cell>
          <table:table-cell table:style-name="ce3" table:formula="of:=[.J30]/[.I30]" office:value-type="percentage" office:value="0.0573434757167933" calcext:value-type="percentage">
            <text:p>5,73%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172" calcext:value-type="float">
            <text:p>0,0217</text:p>
          </table:table-cell>
          <table:table-cell table:formula="of:=[.C31]-[.C9]" office:value-type="float" office:value="0.00408" calcext:value-type="float">
            <text:p>0,0041</text:p>
          </table:table-cell>
          <table:table-cell table:formula="of:=[.D31]/[.C31]" office:value-type="percentage" office:value="0.187845303867403" calcext:value-type="percentage">
            <text:p>18,78%</text:p>
          </table:table-cell>
          <table:table-cell table:number-columns-repeated="3"/>
          <table:table-cell table:style-name="ce2" office:value-type="float" office:value="0.01765" calcext:value-type="float">
            <text:p>1,77E-02</text:p>
          </table:table-cell>
          <table:table-cell table:style-name="ce1" table:formula="of:=[.I31]-[.I9]" office:value-type="float" office:value="0.000959999999999999" calcext:value-type="float">
            <text:p>0,0010</text:p>
          </table:table-cell>
          <table:table-cell table:style-name="ce3" table:formula="of:=[.J31]/[.I31]" office:value-type="percentage" office:value="0.0543909348441926" calcext:value-type="percentage">
            <text:p>5,44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97" calcext:value-type="float">
            <text:p>0,0270</text:p>
          </table:table-cell>
          <table:table-cell table:formula="of:=[.C32]-[.C10]" office:value-type="float" office:value="0.00457" calcext:value-type="float">
            <text:p>0,0046</text:p>
          </table:table-cell>
          <table:table-cell table:formula="of:=[.D32]/[.C32]" office:value-type="percentage" office:value="0.169447534297367" calcext:value-type="percentage">
            <text:p>16,94%</text:p>
          </table:table-cell>
          <table:table-cell table:number-columns-repeated="3"/>
          <table:table-cell table:style-name="ce2" office:value-type="float" office:value="0.02053" calcext:value-type="float">
            <text:p>2,05E-02</text:p>
          </table:table-cell>
          <table:table-cell table:style-name="ce1" table:formula="of:=[.I32]-[.I10]" office:value-type="float" office:value="0.000959999999999999" calcext:value-type="float">
            <text:p>0,0010</text:p>
          </table:table-cell>
          <table:table-cell table:style-name="ce3" table:formula="of:=[.J32]/[.I32]" office:value-type="percentage" office:value="0.0467608377983438" calcext:value-type="percentage">
            <text:p>4,6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207" calcext:value-type="float">
            <text:p>0,0421</text:p>
          </table:table-cell>
          <table:table-cell table:formula="of:=[.C33]-[.C11]" office:value-type="float" office:value="0.00595" calcext:value-type="float">
            <text:p>0,0060</text:p>
          </table:table-cell>
          <table:table-cell table:formula="of:=[.D33]/[.C33]" office:value-type="percentage" office:value="0.141430948419301" calcext:value-type="percentage">
            <text:p>14,14%</text:p>
          </table:table-cell>
          <table:table-cell table:number-columns-repeated="3"/>
          <table:table-cell table:style-name="ce2" office:value-type="float" office:value="0.03018" calcext:value-type="float">
            <text:p>3,02E-02</text:p>
          </table:table-cell>
          <table:table-cell table:style-name="ce1" table:formula="of:=[.I33]-[.I11]" office:value-type="float" office:value="0.000959999999999999" calcext:value-type="float">
            <text:p>0,0010</text:p>
          </table:table-cell>
          <table:table-cell table:style-name="ce3" table:formula="of:=[.J33]/[.I33]" office:value-type="percentage" office:value="0.0318091451292246" calcext:value-type="percentage">
            <text:p>3,18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8787" calcext:value-type="float">
            <text:p>0,0879</text:p>
          </table:table-cell>
          <table:table-cell table:formula="of:=[.C34]-[.C12]" office:value-type="float" office:value="0.01012" calcext:value-type="float">
            <text:p>0,0101</text:p>
          </table:table-cell>
          <table:table-cell table:formula="of:=[.D34]/[.C34]" office:value-type="percentage" office:value="0.115170137703425" calcext:value-type="percentage">
            <text:p>11,52%</text:p>
          </table:table-cell>
          <table:table-cell table:number-columns-repeated="3"/>
          <table:table-cell table:style-name="ce2" office:value-type="float" office:value="0.06241" calcext:value-type="float">
            <text:p>6,24E-02</text:p>
          </table:table-cell>
          <table:table-cell table:style-name="ce1" table:formula="of:=[.I34]-[.I12]" office:value-type="float" office:value="0.00101" calcext:value-type="float">
            <text:p>0,0010</text:p>
          </table:table-cell>
          <table:table-cell table:style-name="ce3" table:formula="of:=[.J34]/[.I34]" office:value-type="percentage" office:value="0.016183303957699" calcext:value-type="percentage">
            <text:p>1,62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453" calcext:value-type="float">
            <text:p>0,1453</text:p>
          </table:table-cell>
          <table:table-cell table:formula="of:=[.C35]-[.C13]" office:value-type="float" office:value="0.0152" calcext:value-type="float">
            <text:p>0,0152</text:p>
          </table:table-cell>
          <table:table-cell table:formula="of:=[.D35]/[.C35]" office:value-type="percentage" office:value="0.10461114934618" calcext:value-type="percentage">
            <text:p>10,46%</text:p>
          </table:table-cell>
          <table:table-cell table:number-columns-repeated="3"/>
          <table:table-cell table:style-name="Default" office:value-type="float" office:value="0.1159" calcext:value-type="float">
            <text:p>0,1159</text:p>
          </table:table-cell>
          <table:table-cell table:style-name="ce1" table:formula="of:=[.I35]-[.I13]" office:value-type="float" office:value="0.001" calcext:value-type="float">
            <text:p>0,0010</text:p>
          </table:table-cell>
          <table:table-cell table:style-name="ce3" table:formula="of:=[.J35]/[.I35]" office:value-type="percentage" office:value="0.00862812769628991" calcext:value-type="percentage">
            <text:p>0,86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67" calcext:value-type="float">
            <text:p>0,1867</text:p>
          </table:table-cell>
          <table:table-cell table:formula="of:=[.C36]-[.C14]" office:value-type="float" office:value="0.0185" calcext:value-type="float">
            <text:p>0,0185</text:p>
          </table:table-cell>
          <table:table-cell table:formula="of:=[.D36]/[.C36]" office:value-type="percentage" office:value="0.0990894483128012" calcext:value-type="percentage">
            <text:p>9,91%</text:p>
          </table:table-cell>
          <table:table-cell table:number-columns-repeated="3"/>
          <table:table-cell table:style-name="Default" office:value-type="float" office:value="0.1482" calcext:value-type="float">
            <text:p>0,1482</text:p>
          </table:table-cell>
          <table:table-cell table:style-name="ce1" table:formula="of:=[.I36]-[.I14]" office:value-type="float" office:value="0.00119999999999998" calcext:value-type="float">
            <text:p>0,0012</text:p>
          </table:table-cell>
          <table:table-cell table:style-name="ce3" table:formula="of:=[.J36]/[.I36]" office:value-type="percentage" office:value="0.00809716599190269" calcext:value-type="percentage">
            <text:p>0,81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984" calcext:value-type="float">
            <text:p>0,1984</text:p>
          </table:table-cell>
          <table:table-cell table:formula="of:=[.C37]-[.C15]" office:value-type="float" office:value="0.0185" calcext:value-type="float">
            <text:p>0,0185</text:p>
          </table:table-cell>
          <table:table-cell table:formula="of:=[.D37]/[.C37]" office:value-type="percentage" office:value="0.0932459677419356" calcext:value-type="percentage">
            <text:p>9,32%</text:p>
          </table:table-cell>
          <table:table-cell table:number-columns-repeated="3"/>
          <table:table-cell table:style-name="Default" office:value-type="float" office:value="0.1444" calcext:value-type="float">
            <text:p>0,1444</text:p>
          </table:table-cell>
          <table:table-cell table:style-name="ce1" table:formula="of:=[.I37]-[.I15]" office:value-type="float" office:value="0.00139999999999998" calcext:value-type="float">
            <text:p>0,0014</text:p>
          </table:table-cell>
          <table:table-cell table:style-name="ce3" table:formula="of:=[.J37]/[.I37]" office:value-type="percentage" office:value="0.00969529085872566" calcext:value-type="percentage">
            <text:p>0,97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98" calcext:value-type="float">
            <text:p>0,1598</text:p>
          </table:table-cell>
          <table:table-cell table:formula="of:=[.C38]-[.C16]" office:value-type="float" office:value="0.0141" calcext:value-type="float">
            <text:p>0,0141</text:p>
          </table:table-cell>
          <table:table-cell table:formula="of:=[.D38]/[.C38]" office:value-type="percentage" office:value="0.0882352941176471" calcext:value-type="percentage">
            <text:p>8,82%</text:p>
          </table:table-cell>
          <table:table-cell table:number-columns-repeated="3"/>
          <table:table-cell table:style-name="Default" office:value-type="float" office:value="0.1804" calcext:value-type="float">
            <text:p>0,1804</text:p>
          </table:table-cell>
          <table:table-cell table:style-name="ce1" table:formula="of:=[.I38]-[.I16]" office:value-type="float" office:value="0.002" calcext:value-type="float">
            <text:p>0,0020</text:p>
          </table:table-cell>
          <table:table-cell table:style-name="ce3" table:formula="of:=[.J38]/[.I38]" office:value-type="percentage" office:value="0.0110864745011087" calcext:value-type="percentage">
            <text:p>1,11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264" calcext:value-type="float">
            <text:p>0,1264</text:p>
          </table:table-cell>
          <table:table-cell table:formula="of:=[.C39]-[.C17]" office:value-type="float" office:value="0.0109" calcext:value-type="float">
            <text:p>0,0109</text:p>
          </table:table-cell>
          <table:table-cell table:formula="of:=[.D39]/[.C39]" office:value-type="percentage" office:value="0.0862341772151899" calcext:value-type="percentage">
            <text:p>8,62%</text:p>
          </table:table-cell>
          <table:table-cell table:number-columns-repeated="3"/>
          <table:table-cell table:style-name="Default" office:value-type="float" office:value="0.1961" calcext:value-type="float">
            <text:p>0,1961</text:p>
          </table:table-cell>
          <table:table-cell table:style-name="ce1" table:formula="of:=[.I39]-[.I17]" office:value-type="float" office:value="0.00219999999999998" calcext:value-type="float">
            <text:p>0,0022</text:p>
          </table:table-cell>
          <table:table-cell table:style-name="ce3" table:formula="of:=[.J39]/[.I39]" office:value-type="percentage" office:value="0.011218765935747" calcext:value-type="percentage">
            <text:p>1,12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038" calcext:value-type="float">
            <text:p>0,1038</text:p>
          </table:table-cell>
          <table:table-cell table:formula="of:=[.C40]-[.C18]" office:value-type="float" office:value="0.00867" calcext:value-type="float">
            <text:p>0,0087</text:p>
          </table:table-cell>
          <table:table-cell table:formula="of:=[.D40]/[.C40]" office:value-type="percentage" office:value="0.0835260115606936" calcext:value-type="percentage">
            <text:p>8,35%</text:p>
          </table:table-cell>
          <table:table-cell table:number-columns-repeated="3"/>
          <table:table-cell table:style-name="Default" office:value-type="float" office:value="0.2071" calcext:value-type="float">
            <text:p>0,2071</text:p>
          </table:table-cell>
          <table:table-cell table:style-name="ce1" table:formula="of:=[.I40]-[.I18]" office:value-type="float" office:value="0.00289999999999999" calcext:value-type="float">
            <text:p>0,0029</text:p>
          </table:table-cell>
          <table:table-cell table:style-name="ce3" table:formula="of:=[.J40]/[.I40]" office:value-type="percentage" office:value="0.0140028971511346" calcext:value-type="percentage">
            <text:p>1,40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004" calcext:value-type="float">
            <text:p>0,1004</text:p>
          </table:table-cell>
          <table:table-cell table:formula="of:=[.C41]-[.C19]" office:value-type="float" office:value="0.00811999999999999" calcext:value-type="float">
            <text:p>0,0081</text:p>
          </table:table-cell>
          <table:table-cell table:formula="of:=[.D41]/[.C41]" office:value-type="percentage" office:value="0.0808764940239043" calcext:value-type="percentage">
            <text:p>8,09%</text:p>
          </table:table-cell>
          <table:table-cell table:number-columns-repeated="3"/>
          <table:table-cell table:style-name="Default" office:value-type="float" office:value="0.2011" calcext:value-type="float">
            <text:p>0,2011</text:p>
          </table:table-cell>
          <table:table-cell table:style-name="ce1" table:formula="of:=[.I41]-[.I19]" office:value-type="float" office:value="0.00319999999999998" calcext:value-type="float">
            <text:p>0,0032</text:p>
          </table:table-cell>
          <table:table-cell table:style-name="ce3" table:formula="of:=[.J41]/[.I41]" office:value-type="percentage" office:value="0.0159124813525608" calcext:value-type="percentage">
            <text:p>1,59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002" calcext:value-type="float">
            <text:p>0,1002</text:p>
          </table:table-cell>
          <table:table-cell table:formula="of:=[.C42]-[.C20]" office:value-type="float" office:value="0.00778000000000001" calcext:value-type="float">
            <text:p>0,0078</text:p>
          </table:table-cell>
          <table:table-cell table:formula="of:=[.D42]/[.C42]" office:value-type="percentage" office:value="0.0776447105788424" calcext:value-type="percentage">
            <text:p>7,76%</text:p>
          </table:table-cell>
          <table:table-cell table:number-columns-repeated="3"/>
          <table:table-cell table:style-name="Default" office:value-type="float" office:value="0.1897" calcext:value-type="float">
            <text:p>0,1897</text:p>
          </table:table-cell>
          <table:table-cell table:style-name="ce1" table:formula="of:=[.I42]-[.I20]" office:value-type="float" office:value="0.00309999999999999" calcext:value-type="float">
            <text:p>0,0031</text:p>
          </table:table-cell>
          <table:table-cell table:style-name="ce3" table:formula="of:=[.J42]/[.I42]" office:value-type="percentage" office:value="0.0163415919873484" calcext:value-type="percentage">
            <text:p>1,63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062" calcext:value-type="float">
            <text:p>0,1062</text:p>
          </table:table-cell>
          <table:table-cell table:formula="of:=[.C43]-[.C21]" office:value-type="float" office:value="0.00745" calcext:value-type="float">
            <text:p>0,0075</text:p>
          </table:table-cell>
          <table:table-cell table:formula="of:=[.D43]/[.C43]" office:value-type="percentage" office:value="0.07015065913371" calcext:value-type="percentage">
            <text:p>7,02%</text:p>
          </table:table-cell>
          <table:table-cell table:number-columns-repeated="3"/>
          <table:table-cell table:style-name="Default" office:value-type="float" office:value="0.1806" calcext:value-type="float">
            <text:p>0,1806</text:p>
          </table:table-cell>
          <table:table-cell table:style-name="ce1" table:formula="of:=[.I43]-[.I21]" office:value-type="float" office:value="0.0028" calcext:value-type="float">
            <text:p>0,0028</text:p>
          </table:table-cell>
          <table:table-cell table:style-name="ce3" table:formula="of:=[.J43]/[.I43]" office:value-type="percentage" office:value="0.0155038759689922" calcext:value-type="percentage">
            <text:p>1,5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4:00:25.864131096</meta:creation-date>
    <dc:date>2015-09-02T14:49:32.480601419</dc:date>
    <meta:editing-duration>PT49M6S</meta:editing-duration>
    <meta:editing-cycles>4</meta:editing-cycles>
    <meta:generator>LibreOffice/5.0.1.2$Linux_X86_64 LibreOffice_project/00m0$Build-2</meta:generator>
    <meta:document-statistic meta:table-count="1" meta:cell-count="3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cm" svg:y="2.64cm" style:legend-expansion="high" chart:style-name="ch2"/>
        <chart:plot-area chart:style-name="ch3" table:cell-range-address="Foglio1.B1:Foglio1.I21" svg:x="0.32cm" svg:y="0.18cm" svg:width="12.4cm" svg:height="8.64cm">
          <chartooo:coordinate-region svg:x="0.563cm" svg:y="0.389cm" svg:width="11.971cm" svg:height="7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1:Foglio1.C21" chart:class="chart:scatter">
            <chart:domain table:cell-range-address="Foglio1.B1:Foglio1.B21"/>
            <chart:data-point chart:repeated="21"/>
          </chart:series>
          <chart:series chart:style-name="ch7" chart:values-cell-range-address="Foglio1.D1:Foglio1.D21" chart:class="chart:scatter">
            <chart:data-point chart:repeated="21"/>
          </chart:series>
          <chart:series chart:style-name="ch8" chart:values-cell-range-address="Foglio1.E1:Foglio1.E21" chart:class="chart:scatter">
            <chart:data-point chart:repeated="21"/>
          </chart:series>
          <chart:series chart:style-name="ch9" chart:values-cell-range-address="Foglio1.F1:Foglio1.F21" chart:class="chart:scatter">
            <chart:data-point chart:repeated="21"/>
          </chart:series>
          <chart:series chart:style-name="ch10" chart:values-cell-range-address="Foglio1.G1:Foglio1.G21" chart:class="chart:scatter">
            <chart:data-point chart:repeated="21"/>
          </chart:series>
          <chart:series chart:style-name="ch11" chart:values-cell-range-address="Foglio1.H1:Foglio1.H21" chart:class="chart:scatter">
            <chart:data-point chart:repeated="21"/>
          </chart:series>
          <chart:series chart:style-name="ch12" chart:values-cell-range-address="Foglio1.I1:Foglio1.I2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oglio1.B1:Foglio1.B21</svg:desc>
                </draw:g>
              </table:table-cell>
              <table:table-cell office:value-type="float" office:value="0.2">
                <text:p>0.2</text:p>
                <draw:g>
                  <svg:desc>Foglio1.C1:Foglio1.C21</svg:desc>
                </draw:g>
              </table:table-cell>
              <table:table-cell office:value-type="float" office:value="0.3">
                <text:p>0.3</text:p>
                <draw:g>
                  <svg:desc>Foglio1.D1:Foglio1.D21</svg:desc>
                </draw:g>
              </table:table-cell>
              <table:table-cell office:value-type="float" office:value="0.4">
                <text:p>0.4</text:p>
                <draw:g>
                  <svg:desc>Foglio1.E1:Foglio1.E21</svg:desc>
                </draw:g>
              </table:table-cell>
              <table:table-cell office:value-type="float" office:value="0.5">
                <text:p>0.5</text:p>
                <draw:g>
                  <svg:desc>Foglio1.F1:Foglio1.F21</svg:desc>
                </draw:g>
              </table:table-cell>
              <table:table-cell office:value-type="float" office:value="0.6">
                <text:p>0.6</text:p>
                <draw:g>
                  <svg:desc>Foglio1.G1:Foglio1.G21</svg:desc>
                </draw:g>
              </table:table-cell>
              <table:table-cell office:value-type="float" office:value="0.8">
                <text:p>0.8</text:p>
                <draw:g>
                  <svg:desc>Foglio1.H1:Foglio1.H21</svg:desc>
                </draw:g>
              </table:table-cell>
              <table:table-cell office:value-type="float" office:value="0.9">
                <text:p>0.9</text:p>
                <draw:g>
                  <svg:desc>Foglio1.I1:Foglio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0.2211">
                <text:p>0.2211</text:p>
              </table:table-cell>
              <table:table-cell office:value-type="float" office:value="0.2065">
                <text:p>0.2065</text:p>
              </table:table-cell>
              <table:table-cell office:value-type="float" office:value="0.1954">
                <text:p>0.1954</text:p>
              </table:table-cell>
              <table:table-cell office:value-type="float" office:value="0.1846">
                <text:p>0.1846</text:p>
              </table:table-cell>
              <table:table-cell office:value-type="float" office:value="0.173">
                <text:p>0.173</text:p>
              </table:table-cell>
              <table:table-cell office:value-type="float" office:value="0.1734">
                <text:p>0.1734</text:p>
              </table:table-cell>
              <table:table-cell office:value-type="float" office:value="0.1793">
                <text:p>0.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0.1958">
                <text:p>0.1958</text:p>
              </table:table-cell>
              <table:table-cell office:value-type="float" office:value="0.1868">
                <text:p>0.1868</text:p>
              </table:table-cell>
              <table:table-cell office:value-type="float" office:value="0.1814">
                <text:p>0.1814</text:p>
              </table:table-cell>
              <table:table-cell office:value-type="float" office:value="0.1768">
                <text:p>0.1768</text:p>
              </table:table-cell>
              <table:table-cell office:value-type="float" office:value="0.1727">
                <text:p>0.1727</text:p>
              </table:table-cell>
              <table:table-cell office:value-type="float" office:value="0.1614">
                <text:p>0.1614</text:p>
              </table:table-cell>
              <table:table-cell office:value-type="float" office:value="0.1557">
                <text:p>0.1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0.1423">
                <text:p>0.1423</text:p>
              </table:table-cell>
              <table:table-cell office:value-type="float" office:value="0.1371">
                <text:p>0.1371</text:p>
              </table:table-cell>
              <table:table-cell office:value-type="float" office:value="0.1349">
                <text:p>0.1349</text:p>
              </table:table-cell>
              <table:table-cell office:value-type="float" office:value="0.1336">
                <text:p>0.1336</text:p>
              </table:table-cell>
              <table:table-cell office:value-type="float" office:value="0.1331">
                <text:p>0.1331</text:p>
              </table:table-cell>
              <table:table-cell office:value-type="float" office:value="0.1333">
                <text:p>0.1333</text:p>
              </table:table-cell>
              <table:table-cell office:value-type="float" office:value="0.1348">
                <text:p>0.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0.0868">
                <text:p>0.0868</text:p>
              </table:table-cell>
              <table:table-cell office:value-type="float" office:value="0.08497">
                <text:p>0.08497</text:p>
              </table:table-cell>
              <table:table-cell office:value-type="float" office:value="0.08513">
                <text:p>0.08513</text:p>
              </table:table-cell>
              <table:table-cell office:value-type="float" office:value="0.08591">
                <text:p>0.08591</text:p>
              </table:table-cell>
              <table:table-cell office:value-type="float" office:value="0.08759">
                <text:p>0.08759</text:p>
              </table:table-cell>
              <table:table-cell office:value-type="float" office:value="0.08155">
                <text:p>0.08155</text:p>
              </table:table-cell>
              <table:table-cell office:value-type="float" office:value="0.07841">
                <text:p>0.07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0.04166">
                <text:p>0.04166</text:p>
              </table:table-cell>
              <table:table-cell office:value-type="float" office:value="0.04073">
                <text:p>0.04073</text:p>
              </table:table-cell>
              <table:table-cell office:value-type="float" office:value="0.04084">
                <text:p>0.04084</text:p>
              </table:table-cell>
              <table:table-cell office:value-type="float" office:value="0.0412">
                <text:p>0.0412</text:p>
              </table:table-cell>
              <table:table-cell office:value-type="float" office:value="0.04203">
                <text:p>0.04203</text:p>
              </table:table-cell>
              <table:table-cell office:value-type="float" office:value="0.03947">
                <text:p>0.03947</text:p>
              </table:table-cell>
              <table:table-cell office:value-type="float" office:value="0.03871">
                <text:p>0.0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0.01959">
                <text:p>0.01959</text:p>
              </table:table-cell>
              <table:table-cell office:value-type="float" office:value="0.01892">
                <text:p>0.01892</text:p>
              </table:table-cell>
              <table:table-cell office:value-type="float" office:value="0.01885">
                <text:p>0.01885</text:p>
              </table:table-cell>
              <table:table-cell office:value-type="float" office:value="0.01879">
                <text:p>0.01879</text:p>
              </table:table-cell>
              <table:table-cell office:value-type="float" office:value="0.01902">
                <text:p>0.01902</text:p>
              </table:table-cell>
              <table:table-cell office:value-type="float" office:value="0.01902">
                <text:p>0.01902</text:p>
              </table:table-cell>
              <table:table-cell office:value-type="float" office:value="0.01958">
                <text:p>0.01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.01616">
                <text:p>0.01616</text:p>
              </table:table-cell>
              <table:table-cell office:value-type="float" office:value="0.01552">
                <text:p>0.01552</text:p>
              </table:table-cell>
              <table:table-cell office:value-type="float" office:value="0.01541">
                <text:p>0.01541</text:p>
              </table:table-cell>
              <table:table-cell office:value-type="float" office:value="0.01526">
                <text:p>0.01526</text:p>
              </table:table-cell>
              <table:table-cell office:value-type="float" office:value="0.01537">
                <text:p>0.01537</text:p>
              </table:table-cell>
              <table:table-cell office:value-type="float" office:value="0.01576">
                <text:p>0.01576</text:p>
              </table:table-cell>
              <table:table-cell office:value-type="float" office:value="0.01611">
                <text:p>0.01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1764">
                <text:p>0.01764</text:p>
              </table:table-cell>
              <table:table-cell office:value-type="float" office:value="0.01699">
                <text:p>0.01699</text:p>
              </table:table-cell>
              <table:table-cell office:value-type="float" office:value="0.01691">
                <text:p>0.01691</text:p>
              </table:table-cell>
              <table:table-cell office:value-type="float" office:value="0.0168">
                <text:p>0.0168</text:p>
              </table:table-cell>
              <table:table-cell office:value-type="float" office:value="0.01695">
                <text:p>0.01695</text:p>
              </table:table-cell>
              <table:table-cell office:value-type="float" office:value="0.01698">
                <text:p>0.01698</text:p>
              </table:table-cell>
              <table:table-cell office:value-type="float" office:value="0.01669">
                <text:p>0.01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224">
                <text:p>0.0224</text:p>
              </table:table-cell>
              <table:table-cell office:value-type="float" office:value="0.0217">
                <text:p>0.0217</text:p>
              </table:table-cell>
              <table:table-cell office:value-type="float" office:value="0.02169">
                <text:p>0.02169</text:p>
              </table:table-cell>
              <table:table-cell office:value-type="float" office:value="0.02166">
                <text:p>0.02166</text:p>
              </table:table-cell>
              <table:table-cell office:value-type="float" office:value="0.02196">
                <text:p>0.02196</text:p>
              </table:table-cell>
              <table:table-cell office:value-type="float" office:value="0.02114">
                <text:p>0.02114</text:p>
              </table:table-cell>
              <table:table-cell office:value-type="float" office:value="0.01957">
                <text:p>0.01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3612">
                <text:p>0.03612</text:p>
              </table:table-cell>
              <table:table-cell office:value-type="float" office:value="0.03523">
                <text:p>0.03523</text:p>
              </table:table-cell>
              <table:table-cell office:value-type="float" office:value="0.03533">
                <text:p>0.03533</text:p>
              </table:table-cell>
              <table:table-cell office:value-type="float" office:value="0.03549">
                <text:p>0.03549</text:p>
              </table:table-cell>
              <table:table-cell office:value-type="float" office:value="0.03612">
                <text:p>0.03612</text:p>
              </table:table-cell>
              <table:table-cell office:value-type="float" office:value="0.03347">
                <text:p>0.03347</text:p>
              </table:table-cell>
              <table:table-cell office:value-type="float" office:value="0.02922">
                <text:p>0.02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7775">
                <text:p>0.07775</text:p>
              </table:table-cell>
              <table:table-cell office:value-type="float" office:value="0.07599">
                <text:p>0.07599</text:p>
              </table:table-cell>
              <table:table-cell office:value-type="float" office:value="0.07614">
                <text:p>0.07614</text:p>
              </table:table-cell>
              <table:table-cell office:value-type="float" office:value="0.07653">
                <text:p>0.07653</text:p>
              </table:table-cell>
              <table:table-cell office:value-type="float" office:value="0.07793">
                <text:p>0.07793</text:p>
              </table:table-cell>
              <table:table-cell office:value-type="float" office:value="0.07158">
                <text:p>0.07158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1301">
                <text:p>0.1301</text:p>
              </table:table-cell>
              <table:table-cell office:value-type="float" office:value="0.1249">
                <text:p>0.1249</text:p>
              </table:table-cell>
              <table:table-cell office:value-type="float" office:value="0.1227">
                <text:p>0.1227</text:p>
              </table:table-cell>
              <table:table-cell office:value-type="float" office:value="0.1209">
                <text:p>0.1209</text:p>
              </table:table-cell>
              <table:table-cell office:value-type="float" office:value="0.12">
                <text:p>0.12</text:p>
              </table:table-cell>
              <table:table-cell office:value-type="float" office:value="0.1199">
                <text:p>0.1199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1682">
                <text:p>0.1682</text:p>
              </table:table-cell>
              <table:table-cell office:value-type="float" office:value="0.158">
                <text:p>0.158</text:p>
              </table:table-cell>
              <table:table-cell office:value-type="float" office:value="0.151">
                <text:p>0.151</text:p>
              </table:table-cell>
              <table:table-cell office:value-type="float" office:value="0.1443">
                <text:p>0.1443</text:p>
              </table:table-cell>
              <table:table-cell office:value-type="float" office:value="0.1373">
                <text:p>0.1373</text:p>
              </table:table-cell>
              <table:table-cell office:value-type="float" office:value="0.1392">
                <text:p>0.139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1799">
                <text:p>0.1799</text:p>
              </table:table-cell>
              <table:table-cell office:value-type="float" office:value="0.1702">
                <text:p>0.1702</text:p>
              </table:table-cell>
              <table:table-cell office:value-type="float" office:value="0.1593">
                <text:p>0.1593</text:p>
              </table:table-cell>
              <table:table-cell office:value-type="float" office:value="0.1492">
                <text:p>0.1492</text:p>
              </table:table-cell>
              <table:table-cell office:value-type="float" office:value="0.1441">
                <text:p>0.1441</text:p>
              </table:table-cell>
              <table:table-cell office:value-type="float" office:value="0.1533">
                <text:p>0.153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1457">
                <text:p>0.1457</text:p>
              </table:table-cell>
              <table:table-cell office:value-type="float" office:value="0.1397">
                <text:p>0.1397</text:p>
              </table:table-cell>
              <table:table-cell office:value-type="float" office:value="0.139">
                <text:p>0.139</text:p>
              </table:table-cell>
              <table:table-cell office:value-type="float" office:value="0.1419">
                <text:p>0.1419</text:p>
              </table:table-cell>
              <table:table-cell office:value-type="float" office:value="0.1515">
                <text:p>0.1515</text:p>
              </table:table-cell>
              <table:table-cell office:value-type="float" office:value="0.1759">
                <text:p>0.1759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1155">
                <text:p>0.1155</text:p>
              </table:table-cell>
              <table:table-cell office:value-type="float" office:value="0.1179">
                <text:p>0.1179</text:p>
              </table:table-cell>
              <table:table-cell office:value-type="float" office:value="0.1244">
                <text:p>0.1244</text:p>
              </table:table-cell>
              <table:table-cell office:value-type="float" office:value="0.1362">
                <text:p>0.1362</text:p>
              </table:table-cell>
              <table:table-cell office:value-type="float" office:value="0.1512">
                <text:p>0.1512</text:p>
              </table:table-cell>
              <table:table-cell office:value-type="float" office:value="0.185">
                <text:p>0.185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0.09513">
                <text:p>0.09513</text:p>
              </table:table-cell>
              <table:table-cell office:value-type="float" office:value="0.1028">
                <text:p>0.1028</text:p>
              </table:table-cell>
              <table:table-cell office:value-type="float" office:value="0.114">
                <text:p>0.114</text:p>
              </table:table-cell>
              <table:table-cell office:value-type="float" office:value="0.1283">
                <text:p>0.1283</text:p>
              </table:table-cell>
              <table:table-cell office:value-type="float" office:value="0.1464">
                <text:p>0.1464</text:p>
              </table:table-cell>
              <table:table-cell office:value-type="float" office:value="0.1892">
                <text:p>0.1892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09228">
                <text:p>0.09228</text:p>
              </table:table-cell>
              <table:table-cell office:value-type="float" office:value="0.09998">
                <text:p>0.09998</text:p>
              </table:table-cell>
              <table:table-cell office:value-type="float" office:value="0.1106">
                <text:p>0.1106</text:p>
              </table:table-cell>
              <table:table-cell office:value-type="float" office:value="0.1232">
                <text:p>0.1232</text:p>
              </table:table-cell>
              <table:table-cell office:value-type="float" office:value="0.1368">
                <text:p>0.1368</text:p>
              </table:table-cell>
              <table:table-cell office:value-type="float" office:value="0.182">
                <text:p>0.182</text:p>
              </table:table-cell>
              <table:table-cell office:value-type="float" office:value="0.1979">
                <text:p>0.1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.09242">
                <text:p>0.09242</text:p>
              </table:table-cell>
              <table:table-cell office:value-type="float" office:value="0.09982">
                <text:p>0.09982</text:p>
              </table:table-cell>
              <table:table-cell office:value-type="float" office:value="0.1104">
                <text:p>0.1104</text:p>
              </table:table-cell>
              <table:table-cell office:value-type="float" office:value="0.123">
                <text:p>0.123</text:p>
              </table:table-cell>
              <table:table-cell office:value-type="float" office:value="0.139">
                <text:p>0.139</text:p>
              </table:table-cell>
              <table:table-cell office:value-type="float" office:value="0.1728">
                <text:p>0.1728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0.09875">
                <text:p>0.09875</text:p>
              </table:table-cell>
              <table:table-cell office:value-type="float" office:value="0.1047">
                <text:p>0.1047</text:p>
              </table:table-cell>
              <table:table-cell office:value-type="float" office:value="0.1134">
                <text:p>0.1134</text:p>
              </table:table-cell>
              <table:table-cell office:value-type="float" office:value="0.124">
                <text:p>0.124</text:p>
              </table:table-cell>
              <table:table-cell office:value-type="float" office:value="0.1373">
                <text:p>0.1373</text:p>
              </table:table-cell>
              <table:table-cell office:value-type="float" office:value="0.1657">
                <text:p>0.1657</text:p>
              </table:table-cell>
              <table:table-cell office:value-type="float" office:value="0.1778">
                <text:p>0.1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